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3">
      <style:text-properties fo:language="en" fo:country="US"/>
    </style:style>
    <style:style style:name="P3" style:family="paragraph" style:parent-style-name="Text_20_body">
      <style:text-properties fo:language="en" fo:country="US"/>
    </style:style>
    <style:style style:name="P4"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5" style:family="paragraph" style:parent-style-name="Text_20_body">
      <style:text-properties style:font-name="Liberation Serif" fo:font-size="12pt" fo:language="en" fo:country="US" style:font-size-asian="12pt" style:font-size-complex="12p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32089" style:text-blinking="false" fo:background-color="transparent"/>
    </style:style>
    <style:style style:name="P8" style:family="paragraph" style:parent-style-name="Heading_20_1">
      <style:text-properties fo:language="en" fo:country="US"/>
    </style:style>
    <style:style style:name="P9" style:family="paragraph" style:parent-style-name="Heading_20_1">
      <style:text-properties fo:language="en" fo:country="US" officeooo:rsid="002a7a65"/>
    </style:style>
    <style:style style:name="P10"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P11"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12"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13"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14"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5"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6"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250e17" style:text-blinking="false" fo:background-color="transparent" style:font-weight-asian="bold" style:font-weight-complex="bold"/>
    </style:style>
    <style:style style:name="P17"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P18" style:family="paragraph" style:parent-style-name="Text_20_body" style:list-style-name="L6">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paragraph-rsid="002c3e1f" style:text-blinking="false" fo:background-color="transparent" style:font-size-asian="12pt" style:font-size-complex="12pt"/>
    </style:style>
    <style:style style:name="P21" style:family="paragraph" style:parent-style-name="Text_20_body" style:list-style-name="L6">
      <style:paragraph-properties fo:margin-top="0cm" fo:margin-bottom="0cm" style:contextual-spacing="false" fo:line-height="138%" style:writing-mode="lr-tb"/>
      <style:text-properties style:font-name="Liberation Serif" fo:font-size="12pt" fo:language="en" fo:country="US" style:font-size-asian="12pt" style:font-size-complex="12pt"/>
    </style:style>
    <style:style style:name="P22" style:family="paragraph" style:parent-style-name="Text_20_body" style:list-style-name="L6">
      <style:paragraph-properties fo:margin-top="0cm" fo:margin-bottom="0cm" style:contextual-spacing="false" fo:line-height="138%" style:writing-mode="lr-tb"/>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7042f"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2c0a3d"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Liberation Serif" fo:font-size="12pt" fo:language="en" fo:country="US"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10" style:family="text">
      <style:text-properties fo:font-variant="normal" fo:text-transform="none" fo:color="#000000" loext:opacity="100%" style:text-line-through-style="none" style:text-line-through-type="none" fo:font-style="italic" style:text-underline-style="none" fo:font-weight="bold" officeooo:rsid="002a7a65" style:text-blinking="false" fo:background-color="transparent" loext:char-shading-value="0"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32089" style:font-weight-asian="normal" style:font-weight-complex="normal"/>
    </style:style>
    <style:style style:name="T14" style:family="text">
      <style:text-properties fo:font-weight="normal" officeooo:rsid="0024c32c" style:font-weight-asian="normal" style:font-weight-complex="normal"/>
    </style:style>
    <style:style style:name="T15" style:family="text">
      <style:text-properties fo:font-weight="normal" officeooo:rsid="0024d1ab"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232089" style:font-style-asian="italic" style:font-weight-asian="bold"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32089" style:font-weight-asian="bold" style:font-weight-complex="bold"/>
    </style:style>
    <style:style style:name="T20" style:family="text">
      <style:text-properties officeooo:rsid="0024d1ab"/>
    </style:style>
    <style:style style:name="T21" style:family="text">
      <style:text-properties officeooo:rsid="0027042f"/>
    </style:style>
    <style:style style:name="T22" style:family="text">
      <style:text-properties officeooo:rsid="002a7a65"/>
    </style:style>
    <style:style style:name="T23" style:family="text">
      <style:text-properties officeooo:rsid="001dfa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1. </text:span>Introduction</text:h>
      <text:p text:style-name="P20"><text:bookmark text:name="docs-internal-guid-1c859b78-7fff-dd71-5fb4-05d1173268b1"/><text:span text:style-name="T23">This section serves as a small introduction to our project, which is video-game called “Dragon Boat Racing” as specified by our dear client Mr. Javier Cámara. Dragon Boat Racing is a 2D, single-player game that will be developed for the PC platform using the Java programming language. </text:span></text:p>
      <text:p text:style-name="P20">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 </text:p>
      <text:p text:style-name="P20">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4"/>
      <text:h text:style-name="P1" text:outline-level="2"><text:bookmark text:name="docs-internal-guid-fddebc23-7fff-7430-e5be-f8063f410275"/>1.2 Software Tools</text:h>
      <text:p text:style-name="P6">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2" text:outline-level="3">1.2.1 Communication software</text:h>
      <text:p text:style-name="P7">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p>
      <text:list text:style-name="L1">
        <text:list-item>
          <text:p text:style-name="P10"><text:span text:style-name="T4">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10"><text:span text:style-name="T4">Whatsapp</text:span><text:span text:style-name="T2"> will serve as another communication platform mainly for its convenience, and its instant messaging capabilities as anything critical can be discussed via </text:span><text:span text:style-name="T3">W</text:span><text:span text:style-name="T2">hatsapp between our team members for instant response. </text:span></text:p>
        </text:list-item>
      </text:list>
      <text:h text:style-name="P2" text:outline-level="3">1.2.2 Project planning and productivity</text:h>
      <text:p text:style-name="P6">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ransparency, accountability, and alignment with project objectives, ultimately optimizing team performance and project outcomes.</text:p>
      <text:list text:style-name="L2">
        <text:list-item>
          <text:p text:style-name="P11"><text:soft-page-break/><text:span text:style-name="T11">Trello</text:span> will be used exclusively as it is very well known in the industry and of course preferred by our project managers. It will make it easy for us to assign tasks and distribute work between our members thanks to its excellent, simple yet powerful web interface.</text:p>
        </text:list-item>
      </text:list>
      <text:h text:style-name="P2" text:outline-level="3">1.2.3 Development related</text:h>
      <text:p text:style-name="P6">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text:style-name="L3">
        <text:list-item>
          <text:p text:style-name="P14">IntelliJ IDEA <text:span text:style-name="T12">is an IDE very well known in the java development space. It is modern, simple, powerful and above all our team of developers is very comfortable using it. It has support for different build tools like </text:span><text:span text:style-name="T16">maven</text:span><text:span text:style-name="T12"> which we will use for our Dragon Boat Racing game.</text:span></text:p>
        </text:list-item>
        <text:list-item>
          <text:p text:style-name="P17"><text:span text:style-name="T19">Git</text:span><text:span text:style-name="T13"> is an excellent version control system and is an industry leader. It is fully free and open source, and will give us access to powerful version controlling. As for a git server, we will use </text:span><text:span text:style-name="T17">Github</text:span><text:span text:style-name="T13"> simply because it doesn’t require us self-hosting our git server, is easy to use and also provides an excellent desktop client for us to use.</text:span></text:p>
        </text:list-item>
      </text:list>
      <text:h text:style-name="P2" text:outline-level="3">1.2.4 Design</text:h>
      <text:p text:style-name="P6">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text:style-name="L4">
        <text:list-item>
          <text:p text:style-name="P12"><text:span text:style-name="T11">Visual Paradigm</text:span> is versatile tool for UML diagramming and requirements definition. It offers a user-friendly interfa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5">Canva <text:span text:style-name="T14">is an excellent modern graphic design tool which serves for creating simple mock-ups as well as different marketing and mock-up material </text:span><text:span text:style-name="T15">when working in our team</text:span><text:span text:style-name="T14">.</text:span></text:p>
        </text:list-item>
        <text:list-item>
          <text:p text:style-name="P16">Adobe Creative Cloud <text:span text:style-name="T12">is a comprehensive suite of creative tools for graphic design, photo editing, video production, and web development. Adobe Creative Cloud includes industry-standard software such as </text:span>Photoshop<text:span text:style-name="T12"> and </text:span>Illustrator<text:span text:style-name="T12"> which will be used by our professional graphic designers to design different graphical elements of the game be it the simple game menu or complex boat designs.</text:span></text:p>
        </text:list-item>
      </text:list>
      <text:h text:style-name="P2" text:outline-level="3">1.2.5 Documentation purposes</text:h>
      <text:p text:style-name="P6">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text:style-name="L5">
        <text:list-item>
          <text:p text:style-name="P13"><text:span text:style-name="T11">Google Docs</text:span> <text:span text:style-name="T20">is a</text:span> <text:span text:style-name="T20">a</text:span> cloud-based document collaboration platform offering real-time editing and sharing capabilities. Google Docs enables <text:span text:style-name="T20">our </text:span>team members to work concurrently on documents, facilitating seamless collaboration regardless of geographical locations.</text:p>
        </text:list-item>
        <text:list-item>
          <text:p text:style-name="P13"><text:soft-page-break/><text:span text:style-name="T11">Microsoft Office</text:span> <text:span text:style-name="T20">is</text:span> <text:span text:style-name="T20">a</text:span> suite of productivity tools including Word, Excel, and PowerPoint, providing robust capabilities for document creation, data analysis, and presentation. Microsoft Office <text:span text:style-name="T20">offers a familiar interface to our team members and is an industry standard.</text:span></text:p>
        </text:list-item>
      </text:list>
      <text:p text:style-name="P6"/>
      <text:h text:style-name="P9" text:outline-level="1"><text:bookmark text:name="docs-internal-guid-44f65d2a-7fff-c6da-65aa-42eac1b0368d"/>2.Planning</text:h>
      <text:p text:style-name="P3"/>
      <text:list text:style-name="L6">
        <text:list-item>
          <text:p text:style-name="P18"><text:span text:style-name="T18">(March 8 - March 13):</text:span> Dedicated to discussions regarding the video-game implementation, creating a list of questions to present to the client on March 13.</text:p>
          <text:p text:style-name="P18">These questions cover aspects such as boat movements, obstacle generation, boat skins, and levels.<text:line-break/>Additionally, communication channels through Discord were established, along with task management using Trello and GitHub integration.</text:p>
        </text:list-item>
      </text:list>
      <text:p text:style-name="P5"/>
      <text:list text:continue-numbering="true" text:style-name="L6">
        <text:list-item>
          <text:p text:style-name="P18"><text:span text:style-name="T18">(March 13 - March 22):</text:span> With a more refined concept, we implemented the requirement diagram, risk management, role assignment, and future planning. Several meetings were conducted via Discord to oversee the progress of these tasks and their respective reviews.</text:p>
        </text:list-item>
      </text:list>
      <text:p text:style-name="P5"/>
      <text:list text:continue-numbering="true" text:style-name="L6">
        <text:list-item>
          <text:p text:style-name="P18"><text:span text:style-name="T18">(March 23 - April 1):</text:span> Break for <text:span text:style-name="T22">Holy</text:span> week.</text:p>
        </text:list-item>
      </text:list>
      <text:p text:style-name="P5"/>
      <text:list text:continue-numbering="true" text:style-name="L6">
        <text:list-item>
          <text:p text:style-name="P18"><text:span text:style-name="T18">(April 2 - April 7):</text:span> Devoted to meetings between programmers and testers, consulting the proposed Java library and necessary documentation, as well as defining and developing initial programs and functions.</text:p>
          <text:p text:style-name="P18">Graphic designers convened to sketch and specify the number of boat, obstacle, and level skins.</text:p>
          <text:p text:style-name="P18">A general meeting was also held to consolidate ideas and review progress across the different sectors.</text:p>
        </text:list-item>
      </text:list>
      <text:p text:style-name="P5"/>
      <text:list text:continue-numbering="true" text:style-name="L6">
        <text:list-item>
          <text:p text:style-name="P21"><text:span text:style-name="T10">(</text:span><text:span text:style-name="T9">April 7 - April 21):</text:span><text:span text:style-name="T8"> Beta versions of the game were archived, featuring boat movement, obstacles, and basic skins for boats, obstacles, and levels</text:span></text:p>
        </text:list-item>
      </text:list>
      <text:p text:style-name="P19"/>
      <text:list text:continue-numbering="true" text:style-name="L6">
        <text:list-item>
          <text:p text:style-name="P18"><text:span text:style-name="T18">(April 22 - May 6):</text:span> Improved versions of the game incorporating physics collisions with obstacles and boats, diverse attributes for boats such as handling or speed, even the increase of difficulty across levels, random object appearances, and mini-games.</text:p>
          <text:p text:style-name="P18">Graphic developers expanded the repertoire of boat and level skins.</text:p>
        </text:list-item>
      </text:list>
      <text:p text:style-name="P5"/>
      <text:list text:continue-numbering="true" text:style-name="L6">
        <text:list-item>
          <text:p text:style-name="P18"><text:soft-page-break/><text:span text:style-name="T18">(May 6 - May 13):</text:span> Final versions from developers with the latest implementations and improvements, potentially including the integration of power-ups during gameplay or enhanced developer-friendly controls.</text:p>
          <text:p text:style-name="P18">Graphic designers introduced a degraded version of boats to depict damage accumulation, upgrading previous iterations as necessary.</text:p>
        </text:list-item>
      </text:list>
      <text:p text:style-name="P19"/>
      <text:list text:continue-numbering="true" text:style-name="L6">
        <text:list-item>
          <text:p text:style-name="P22"><text:span text:style-name="T7">(May 13 - May 31):</text:span><text:span text:style-name="T5"> Dedicated to testing the final game, with testers assuming responsibility for this phase. Programmers focused on bug fixes in the code, without introducing additional mechanics. </text:span><text:span text:style-name="T6">Delivering the project to the client and ask for their feedbac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21:21:12.063399052</dc:date>
    <meta:editing-duration>PT1H23M24S</meta:editing-duration>
    <meta:editing-cycles>15</meta:editing-cycles>
    <meta:document-statistic meta:table-count="0" meta:image-count="0" meta:object-count="0" meta:page-count="4" meta:paragraph-count="40" meta:word-count="1344" meta:character-count="8862" meta:non-whitespace-character-count="7578"/>
  </office:meta>
</office:document-meta>
</file>